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3791in"/>
    </style:style>
    <style:style style:name="co2" style:family="table-column">
      <style:table-column-properties fo:break-before="auto" style:column-width="2.8547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4075in" fo:break-before="auto" style:use-optimal-row-height="fals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2508in" fo:break-before="auto" style:use-optimal-row-height="false"/>
    </style:style>
    <style:style style:name="ro5" style:family="table-row">
      <style:table-row-properties style:row-height="0.3028in" fo:break-before="auto" style:use-optimal-row-height="false"/>
    </style:style>
    <style:style style:name="ro6" style:family="table-row">
      <style:table-row-properties style:row-height="0.3555in" fo:break-before="auto" style:use-optimal-row-height="true"/>
    </style:style>
    <style:style style:name="ro7" style:family="table-row">
      <style:table-row-properties style:row-height="0.1882in" fo:break-before="auto" style:use-optimal-row-height="true"/>
    </style:style>
    <style:style style:name="ro8" style:family="table-row">
      <style:table-row-properties style:row-height="0.2717in" fo:break-before="auto" style:use-optimal-row-height="false"/>
    </style:style>
    <style:style style:name="ro9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9999ff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7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center" fo:margin-left="0in"/>
      <style:text-properties style:font-name="Verdana" fo:font-size="10pt"/>
    </style:style>
    <style:style style:name="ce8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11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12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3" style:family="table-cell" style:parent-style-name="Default">
      <style:table-cell-properties fo:background-color="#e6e6e6" style:text-align-source="fix" style:repeat-content="false" fo:wrap-option="wrap" fo:border="0.0138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1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6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0pt"/>
    </style:style>
    <style:style style:name="ce17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8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20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Verdana" fo:font-size="10pt"/>
    </style:style>
    <style:style style:name="ce21" style:family="table-cell" style:parent-style-name="Default">
      <style:table-cell-properties fo:background-color="#e6e6e6"/>
      <style:text-properties style:font-name="Verdana" fo:font-size="10pt"/>
    </style:style>
    <style:style style:name="ce22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/>
    </style:style>
    <style:style style:name="ce23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4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5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6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2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9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30" style:family="table-cell" style:parent-style-name="Default">
      <style:table-cell-properties fo:border-bottom="0.0138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10pt"/>
    </style:style>
  </office:automatic-styles>
  <office:body>
    <office:spreadsheet>
      <table:table table:name="Simple Axis Ser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office:value-type="date" office:date-value="2007-05-09" table:number-columns-spanned="2" table:number-rows-spanned="1">
            <text:p>05/09/07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Simple Axis Server</text:p>
          </table:table-cell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F</text:p>
          </table:table-cell>
          <table:table-cell table:style-name="ce23"/>
          <table:table-cell table:style-name="ce28" office:value-type="string">
            <text:p>A soap fault is not given</text:p>
          </table:table-cell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 office:value-type="string">
            <text:p>But the given soap fault is not clear</text:p>
          </table:table-cell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30"/>
          <table:table-cell table:style-name="ce10"/>
          <table:table-cell table:number-columns-repeated="248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/>
          <table:table-cell table:style-name="ce25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office:value-type="date" office:date-value="2007-05-09" table:number-columns-spanned="2" table:number-rows-spanned="1">
            <text:p>05/09/07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Simple Axis Server</text:p>
          </table:table-cell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4" table:style-name="ce17"/>
          <table:covered-table-cell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30"/>
          <table:table-cell table:style-name="ce10"/>
          <table:table-cell table:number-columns-repeated="248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/>
          <table:table-cell table:style-name="ce25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rver with Guththila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office:value-type="date" office:date-value="2007-05-09" table:number-columns-spanned="2" table:number-rows-spanned="1">
            <text:p>05/09/07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Simple Axis Server</text:p>
          </table:table-cell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4" table:style-name="ce17"/>
          <table:covered-table-cell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P</text:p>
          </table:table-cell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30"/>
          <table:table-cell table:style-name="ce10"/>
          <table:table-cell table:number-columns-repeated="248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/>
          <table:table-cell table:style-name="ce25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and Guththila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office:value-type="date" office:date-value="2007-07-09" table:number-columns-spanned="2" table:number-rows-spanned="1">
            <text:p>07/09/07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Simple Axis Server</text:p>
          </table:table-cell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F</text:p>
          </table:table-cell>
          <table:table-cell table:style-name="ce23"/>
          <table:table-cell table:style-name="ce28" office:value-type="string">
            <text:p>WSFC-129</text:p>
          </table:table-cell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 table:number-columns-repeated="2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rver with libcurl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office:value-type="date" office:date-value="2007-06-09" table:number-columns-spanned="2" table:number-rows-spanned="1">
            <text:p>06/09/07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Simple Axis Server</text:p>
          </table:table-cell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30"/>
          <table:table-cell table:style-name="ce10"/>
          <table:table-cell table:number-columns-repeated="248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 table:number-columns-repeated="2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and libcurl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office:value-type="date" office:date-value="2007-07-09" table:number-columns-spanned="2" table:number-rows-spanned="1">
            <text:p>07/09/07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office:value-type="string" table:number-columns-spanned="2" table:number-rows-spanned="1">
            <text:p>Evanthika Amarasiri</text:p>
          </table:table-cell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office:value-type="string" table:number-columns-spanned="2" table:number-rows-spanned="1">
            <text:p>Windows XP</text:p>
          </table:table-cell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office:value-type="string" table:number-columns-spanned="2" table:number-rows-spanned="1">
            <text:p>Source</text:p>
          </table:table-cell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office:value-type="string" table:number-columns-spanned="2" table:number-rows-spanned="1">
            <text:p>Simple Axis Server</text:p>
          </table:table-cell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office:value-type="string">
            <text:p>P</text:p>
          </table:table-cell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 table:number-columns-repeated="2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7">09/07/2007</text:date>, <text:time>14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9-07T14:07:26</dc:date>
    <dc:language>en-US</dc:language>
    <meta:editing-cycles>57</meta:editing-cycles>
    <meta:editing-duration>PT15H40M51S</meta:editing-duration>
    <meta:user-defined meta:name="Info 1"/>
    <meta:user-defined meta:name="Info 2"/>
    <meta:user-defined meta:name="Info 3"/>
    <meta:user-defined meta:name="Info 4"/>
    <meta:document-statistic meta:table-count="6" meta:cell-count="583"/>
  </office:meta>
</office:document-meta>
</file>